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0d7a8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7a8e" officeooo:paragraph-rsid="000d7a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0d7a8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d7a8e" officeooo:paragraph-rsid="000d7a8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7fc0d" officeooo:paragraph-rsid="000d7a8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17fc0d" officeooo:paragraph-rsid="000d7a8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d7a8e" officeooo:paragraph-rsid="000d7a8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46ab4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0b3a5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46ab4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7c097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81f3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863bb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863bb" officeooo:paragraph-rsid="001863bb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0b3a5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d7a8e" officeooo:paragraph-rsid="001863bb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1863bb" officeooo:paragraph-rsid="001863bb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d7a8e"/>
    </style:style>
    <style:style style:name="T2" style:family="text">
      <style:text-properties officeooo:rsid="000ee9b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0b3a5"/>
    </style:style>
    <style:style style:name="T5" style:family="text">
      <style:text-properties style:font-name="Liberation Serif" officeooo:rsid="00146ab4"/>
    </style:style>
    <style:style style:name="T6" style:family="text">
      <style:text-properties style:font-name="Liberation Serif" officeooo:rsid="00181f3c"/>
    </style:style>
    <style:style style:name="T7" style:family="text">
      <style:text-properties style:font-name="Liberation Serif" officeooo:rsid="001863bb"/>
    </style:style>
    <style:style style:name="T8" style:family="text">
      <style:text-properties style:font-name="Liberation Serif" fo:font-weight="bold" officeooo:rsid="001863bb" style:font-weight-asian="bold" style:font-weight-complex="bold"/>
    </style:style>
    <style:style style:name="T9" style:family="text">
      <style:text-properties officeooo:rsid="00146ab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6ab4" style:font-weight-asian="bold" style:font-weight-complex="bold"/>
    </style:style>
    <style:style style:name="T12" style:family="text">
      <style:text-properties fo:font-weight="bold" officeooo:rsid="00149c68" style:font-weight-asian="bold" style:font-weight-complex="bold"/>
    </style:style>
    <style:style style:name="T13" style:family="text">
      <style:text-properties fo:font-weight="bold" officeooo:rsid="0017c097" style:font-weight-asian="bold" style:font-weight-complex="bold"/>
    </style:style>
    <style:style style:name="T14" style:family="text">
      <style:text-properties fo:font-weight="bold" officeooo:rsid="00196c6b" style:font-weight-asian="bold" style:font-weight-complex="bold"/>
    </style:style>
    <style:style style:name="T15" style:family="text">
      <style:text-properties fo:font-weight="bold" officeooo:rsid="001863bb" style:font-weight-asian="bold" style:font-weight-complex="bold"/>
    </style:style>
    <style:style style:name="T16" style:family="text">
      <style:text-properties officeooo:rsid="0017f330"/>
    </style:style>
    <style:style style:name="T17" style:family="text">
      <style:text-properties officeooo:rsid="00181f3c"/>
    </style:style>
    <style:style style:name="T18" style:family="text">
      <style:text-properties officeooo:rsid="00196c6b"/>
    </style:style>
    <style:style style:name="T19" style:family="text">
      <style:text-properties style:font-name="Liberation Serif" fo:font-weight="bold" officeooo:rsid="0017c097" style:font-weight-asian="bold" style:font-weight-complex="bold"/>
    </style:style>
    <style:style style:name="T20" style:family="text">
      <style:text-properties style:font-name="Liberation Serif" fo:font-weight="bold" officeooo:rsid="00196c6b" style:font-weight-asian="bold" style:font-weight-complex="bold"/>
    </style:style>
    <style:style style:name="T21" style:family="text">
      <style:text-properties style:font-name="Liberation Serif" fo:font-weight="bold" officeooo:rsid="001863bb" style:font-weight-asian="bold" style:font-weight-complex="bold"/>
    </style:style>
    <style:style style:name="T22" style:family="text">
      <style:text-properties style:font-name="Liberation Serif" officeooo:rsid="0017c097"/>
    </style:style>
    <style:style style:name="T23" style:family="text">
      <style:text-properties style:font-name="Liberation Serif" officeooo:rsid="00196c6b"/>
    </style:style>
    <style:style style:name="T24" style:family="text">
      <style:text-properties style:font-name="Liberation Serif" officeooo:rsid="00186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roject 1 </text:p>
      <text:p text:style-name="P1">-</text:p>
      <text:p text:style-name="P1">USA Crime Analysis</text:p>
      <text:p text:style-name="P1"/>
      <text:p text:style-name="P5">1.Write a mapreduce/pig program to calculate the number of cases investigated under each FBI code</text:p>
      <text:p text:style-name="P3"/>
      <text:p text:style-name="P9">Queries:</text:p>
      <text:p text:style-name="P8"/>
      <text:p text:style-name="P4">A = load '/user/hdusr/project1/crime/Crimes.txt' using PigStorage(',') as (ID:int,Case_Number :chararray,Date:chararray,Block:chararray,IUCR:int,Primary_Type:chararray,Description:chararray,Location_Description:chararray,Arrest:chararray,Domestic:chararray,Beat:int,District:int,Ward:int,Community_Area:int,FBICode:chararray,X_Coordinate:int,Y_Coordinate:int,Year:int,Updated_On:chararray,Latitude:int,Longitude:int,Location:chararray) ;</text:p>
      <text:p text:style-name="P4"/>
      <text:p text:style-name="P4">gro = group A by FBICode; </text:p>
      <text:p text:style-name="P4"/>
      <text:p text:style-name="P4">co = foreach gro generate group, COUNT(A.FBICode);</text:p>
      <text:p text:style-name="P7"/>
      <text:p text:style-name="P6"><text:span text:style-name="T1">2.Write a mapreduce/pig program to calculate the number of cases </text:span>investigated under FBI code 32.</text:p>
      <text:p text:style-name="P6"/>
      <text:p text:style-name="P2">fil = filter co by <text:span text:style-name="T2">$0</text:span>==<text:span text:style-name="T2">'</text:span>32<text:span text:style-name="T2">'</text:span></text:p>
      <text:p text:style-name="P2"/>
      <text:p text:style-name="P6"><text:span text:style-name="T1">3.Write a mapreduce/pig program to calculate the number of arrests in </text:span>theft district wise.</text:p>
      <text:p text:style-name="P7"/>
      <text:p text:style-name="P4">fil = filter A by Arrest == 'true'; </text:p>
      <text:p text:style-name="P4"/>
      <text:p text:style-name="P4">dis = group fil by District; </text:p>
      <text:p text:style-name="P4"/>
      <text:p text:style-name="P4">co = foreach dis generate fil.District, <text:span text:style-name="T2">COUNT</text:span>(fil.District);</text:p>
      <text:p text:style-name="P4"/>
      <text:p text:style-name="P6"><text:span text:style-name="T1">4.Write a ma</text:span>preduce/pig program to calculate the number of arrests done between october 2014 and october 2015.</text:p>
      <text:p text:style-name="P10"/>
      <text:p text:style-name="P11">fil = filter A by Arrest == 'true'; </text:p>
      <text:p text:style-name="P11"/>
      <text:p text:style-name="P14"><text:span text:style-name="Source_20_Text"><text:span text:style-name="T22">da = FOREACH fil GENERATE ToDate(Date,'dd/MM/yyyy hh:mm:ss aa') </text:span></text:span><text:span text:style-name="Source_20_Text"><text:span text:style-name="T23">as dt:datetime</text:span></text:span></text:p>
      <text:p text:style-name="P12"/>
      <text:p text:style-name="P16"><text:span text:style-name="Source_20_Text"><text:span text:style-name="T7">C = filter da by dt &gt; ToDate('2014-10-01T00:00:00.000+05:30') and dt&lt;ToDate('2015-10-01T00:00:00.000+05:30');</text:span></text:span></text:p>
      <text:p text:style-name="P16"/>
      <text:p text:style-name="P16"><text:span text:style-name="Source_20_Text"><text:span text:style-name="T7">D = group C all;</text:span></text:span></text:p>
      <text:p text:style-name="P16"/>
      <text:p text:style-name="P17">E = foreach <text:span text:style-name="T18">D</text:span> generate COUNT(C.dt);</text:p>
      <text:p text:style-name="P17"/>
      <text:p text:style-name="P17"/>
      <text:p text:style-name="P16"><text:span text:style-name="Source_20_Text"><text:span text:style-name="T8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11:48.102740426</meta:creation-date>
    <meta:generator>LibreOffice/4.2.8.2$Linux_X86_64 LibreOffice_project/420m0$Build-2</meta:generator>
    <dc:date>2016-09-25T12:27:02.749814566</dc:date>
    <meta:editing-duration>PT16M38S</meta:editing-duration>
    <meta:editing-cycles>4</meta:editing-cycles>
    <meta:document-statistic meta:table-count="0" meta:image-count="0" meta:object-count="0" meta:page-count="1" meta:paragraph-count="20" meta:word-count="157" meta:character-count="1369" meta:non-whitespace-character-count="1227"/>
  </office:meta>
</office:document-meta>
</file>